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font-weight="bold" style:font-weight-asian="bold"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en" fo:country="GB"/>
    </style:style>
    <style:style style:name="P29" style:parent-style-name="Normal" style:family="paragraph">
      <style:paragraph-properties fo:text-indent="0.5in"/>
    </style:style>
    <style:style style:name="P30" style:parent-style-name="Normal" style:family="paragraph">
      <style:paragraph-properties fo:text-indent="0.5in"/>
    </style:style>
    <style:style style:name="P31" style:parent-style-name="Normal" style:family="paragraph">
      <style:paragraph-properties fo:text-indent="0.5in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paragraph-properties fo:text-indent="0.5in"/>
      <style:text-properties fo:language="en" fo:country="GB"/>
    </style:style>
    <style:style style:name="P44" style:parent-style-name="Normal" style:family="paragraph">
      <style:paragraph-properties fo:text-indent="0.5in"/>
      <style:text-properties fo:language="en" fo:country="GB"/>
    </style:style>
    <style:style style:name="P45" style:parent-style-name="Normal" style:family="paragraph">
      <style:paragraph-properties fo:text-indent="0.5in"/>
      <style:text-properties fo:language="en" fo:country="GB"/>
    </style:style>
    <style:style style:name="P46" style:parent-style-name="Normal" style:family="paragraph">
      <style:paragraph-properties fo:text-indent="0.5in"/>
      <style:text-properties fo:language="en" fo:country="GB"/>
    </style:style>
    <style:style style:name="P47" style:parent-style-name="Normal" style:family="paragraph">
      <style:paragraph-properties fo:text-indent="0.5in"/>
      <style:text-properties fo:language="en" fo:country="GB"/>
    </style:style>
    <style:style style:name="P48" style:parent-style-name="Normal" style:family="paragraph">
      <style:text-properties fo:font-weight="bold" style:font-weight-asian="bold"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T63" style:parent-style-name="DefaultParagraphFont" style:family="text">
      <style:text-properties fo:language="en" fo:country="GB"/>
    </style:style>
    <style:style style:name="T64" style:parent-style-name="DefaultParagraphFont" style:family="text">
      <style:text-properties fo:language="en" fo:country="GB"/>
    </style:style>
    <style:style style:name="T65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2.3</text:p>
      <text:p text:style-name="P2">loop: <text:s/><text:tab/><text:s/>dmul <text:s text:c="4"/>$12, $12, $5</text:p>
      <text:p text:style-name="P3"><text:s text:c="7"/><text:tab/><text:s/>lw <text:s text:c="6"/><text:s text:c="3"/>$16, 0($1)</text:p>
      <text:p text:style-name="P4"><text:s text:c="7"/><text:tab/><text:s/>dadd <text:s text:c="4"/>$7, $4, $3</text:p>
      <text:p text:style-name="P5"><text:s text:c="8"/><text:tab/>dadd <text:s text:c="4"/><text:s/>$7, $7, $3</text:p>
      <text:p text:style-name="P6"><text:s text:c="8"/><text:tab/>daddi <text:s text:c="3"/><text:s/>$4, $3, 0<text:s/></text:p>
      <text:p text:style-name="P7"><text:s text:c="8"/><text:tab/>daddi <text:s text:c="2"/><text:s/><text:s/>$3, $2, 0</text:p>
      <text:p text:style-name="P8"><text:s text:c="8"/><text:tab/>daddi <text:s text:c="3"/><text:s/>$2, $7, 0<text:s/></text:p>
      <text:p text:style-name="P9"><text:s text:c="3"/><text:tab/>dsub <text:s text:c="4"/><text:s/>$12, $12, $16</text:p>
      <text:p text:style-name="P10"><text:s text:c="7"/><text:tab/>daddi <text:s text:c="3"/><text:s/>$5, $5, 1</text:p>
      <text:p text:style-name="P11"><text:s text:c="7"/><text:tab/>daddi <text:s text:c="3"/><text:s/>$1, $1, 8</text:p>
      <text:p text:style-name="P12"><text:s text:c="8"/><text:tab/>bne <text:s text:c="5"/><text:s text:c="2"/>$6, $5, loop</text:p>
      <text:p text:style-name="P13"/>
      <text:p text:style-name="P14"><text:s text:c="8"/><text:tab/>sw <text:s text:c="6"/><text:s text:c="3"/>$12, fact($0)</text:p>
      <text:p text:style-name="P15"><text:s text:c="8"/><text:tab/>sw <text:s text:c="6"/><text:s text:c="3"/>$7, rec($0)</text:p>
      <text:p text:style-name="P16"><text:s text:c="8"/><text:tab/>halt</text:p>
      <text:p text:style-name="P17">2.4</text:p>
      <text:p text:style-name="P18">loop: <text:s text:c="2"/><text:tab/>dmul <text:s text:c="4"/>$12, $12, $5</text:p>
      <text:p text:style-name="P19"><text:s text:c="8"/><text:tab/>lw <text:s text:c="6"/><text:s text:c="3"/>$16, 0($1)</text:p>
      <text:p text:style-name="P20"><text:s text:c="8"/><text:tab/>dadd <text:s text:c="4"/>$7, $4, $3</text:p>
      <text:p text:style-name="P21"><text:s text:c="7"/><text:tab/>dadd <text:s text:c="4"/>$7, $7, $3</text:p>
      <text:p text:style-name="P22"><text:s text:c="8"/><text:tab/>daddi <text:s text:c="3"/>$4, $3, 0<text:s/></text:p>
      <text:p text:style-name="P23"><text:s text:c="6"/><text:tab/>daddi <text:s text:c="3"/>$3, $2, 0<text:s/></text:p>
      <text:p text:style-name="P24"><text:s text:c="8"/><text:tab/>daddi <text:s text:c="3"/>$2, $7, 0</text:p>
      <text:p text:style-name="P25"><text:s text:c="7"/><text:tab/>dsub <text:s text:c="4"/>$12, $12, $16</text:p>
      <text:p text:style-name="P26"><text:s text:c="7"/><text:tab/>daddi <text:s text:c="3"/>$5, $5, 1</text:p>
      <text:p text:style-name="Normal"><text:span text:style-name="T27"><text:s text:c="7"/></text:span><text:span text:style-name="T28"><text:tab/></text:span>daddi <text:s text:c="3"/>$1, $1, 8</text:p>
      <text:p text:style-name="Normal"/>
      <text:p text:style-name="Normal"><text:tab/>(repetido 5 vezes, num total de 7 vezes incluindo os dois que estão presentes)</text:p>
      <text:p text:style-name="P29"/>
      <text:p text:style-name="P30"/>
      <text:soft-page-break/>
      <text:p text:style-name="P31">dmul <text:s text:c="4"/>$12, $12, $5</text:p>
      <text:p text:style-name="Normal"><text:s text:c="6"/><text:tab/><text:s/><text:span text:style-name="T32">lw <text:s text:c="6"/></text:span><text:span text:style-name="T33"><text:s text:c="2"/></text:span><text:span text:style-name="T34">$16, 0($1)</text:span></text:p>
      <text:p text:style-name="P35"><text:s text:c="8"/><text:tab/>dadd <text:s text:c="4"/>$7, $4, $3</text:p>
      <text:p text:style-name="P36"><text:s text:c="8"/><text:tab/>dadd <text:s text:c="4"/>$7, $7, $3</text:p>
      <text:p text:style-name="P37"><text:s text:c="8"/><text:tab/>daddi <text:s text:c="3"/>$4, $3, 0</text:p>
      <text:p text:style-name="P38"><text:s text:c="8"/><text:tab/>daddi <text:s text:c="3"/>$3, $2, 0</text:p>
      <text:p text:style-name="P39"><text:s text:c="8"/><text:tab/>daddi <text:s text:c="3"/>$2, $7, 0</text:p>
      <text:p text:style-name="P40"><text:s text:c="8"/><text:tab/>dsub <text:s text:c="4"/>$12, $12, $16</text:p>
      <text:p text:style-name="P41"><text:s text:c="8"/><text:tab/>daddi <text:s text:c="3"/>$5, $5, 1</text:p>
      <text:p text:style-name="P42"><text:s text:c="8"/><text:tab/>daddi <text:s text:c="3"/>$1, $1, 8</text:p>
      <text:p text:style-name="P43">bne <text:s text:c="5"/><text:s/>$6, $5, loop</text:p>
      <text:p text:style-name="P44"/>
      <text:p text:style-name="P45">sw <text:s text:c="6"/><text:s text:c="2"/>$12, fact($0) <text:s/></text:p>
      <text:p text:style-name="P46">sw <text:s text:c="6"/><text:s text:c="2"/>$7, rec($0) <text:s/></text:p>
      <text:p text:style-name="P47">halt</text:p>
      <text:p text:style-name="P48">2.5</text:p>
      <text:p text:style-name="P49">loop: <text:s text:c="2"/><text:tab/>dmul <text:s text:c="4"/>$12, $12, $5 <text:s/></text:p>
      <text:p text:style-name="P50"><text:s text:c="8"/><text:tab/>lw <text:s text:c="6"/><text:s text:c="3"/>$16, 0($1) <text:s/></text:p>
      <text:p text:style-name="P51"><text:s text:c="8"/><text:tab/>dadd <text:s text:c="4"/>$7, $4, $3 <text:s/></text:p>
      <text:p text:style-name="P52"><text:s text:c="8"/><text:tab/>dadd <text:s text:c="4"/>$7, $7, $3 <text:s/></text:p>
      <text:p text:style-name="P53"><text:s text:c="8"/><text:tab/>daddi <text:s text:c="3"/>$4, $3, 0<text:s/></text:p>
      <text:p text:style-name="P54"><text:s text:c="8"/><text:tab/>daddi <text:s text:c="3"/>$3, $2, 0</text:p>
      <text:p text:style-name="P55"><text:s text:c="8"/><text:tab/>daddi <text:s text:c="3"/>$2, $7, 0 <text:s/></text:p>
      <text:p text:style-name="P56"><text:s text:c="8"/><text:tab/>daddi <text:s text:c="3"/>$5, $5, 1<text:s/></text:p>
      <text:p text:style-name="P57"><text:s text:c="7"/><text:tab/>dsub <text:s text:c="4"/>$12, $12, $16</text:p>
      <text:p text:style-name="P58"><text:s text:c="8"/><text:tab/>bne <text:s text:c="5"/>$6, $5, loop<text:s/></text:p>
      <text:p text:style-name="P59"><text:s text:c="7"/><text:tab/>daddi <text:s text:c="2"/>$1, $1, 8<text:s/></text:p>
      <text:p text:style-name="P60"/>
      <text:p text:style-name="P61"><text:s text:c="8"/><text:tab/>sw <text:s text:c="6"/>$12, fact($0) <text:s text:c="4"/>; Store factorial result</text:p>
      <text:p text:style-name="P62"><text:s text:c="8"/><text:tab/>sw <text:s text:c="6"/>$7, rec($0) <text:s text:c="4"/>; Store recursive result</text:p>
      <text:p text:style-name="Normal"><text:span text:style-name="T63"><text:s text:c="8"/></text:span><text:span text:style-name="T64"><text:tab/></text:span><text:span text:style-name="T65">hal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Lobo Fell</meta:initial-creator>
    <dc:creator>Lucas Fell</dc:creator>
    <meta:creation-date>2018-11-16T18:24:00Z</meta:creation-date>
    <dc:date>2018-12-05T20:52:00Z</dc:date>
    <meta:template xlink:href="Normal.dotm" xlink:type="simple"/>
    <meta:editing-cycles>3</meta:editing-cycles>
    <meta:editing-duration>PT18540S</meta:editing-duration>
    <meta:document-statistic meta:page-count="2" meta:paragraph-count="3" meta:word-count="254" meta:character-count="1625" meta:row-count="11" meta:non-whitespace-character-count="1374"/>
  </office:meta>
</office:document-meta>
</file>